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T2" style:parent-style-name="Starkbetoning" style:family="text">
      <style:text-properties fo:font-style="normal" style:font-style-asian="normal" style:font-style-complex="normal" style:use-window-font-color="true"/>
    </style:style>
    <style:style style:name="P3" style:parent-style-name="Liststycke" style:family="paragraph"/>
    <style:style style:name="T4" style:parent-style-name="Starkbetoning" style:family="text">
      <style:text-properties fo:font-style="normal" style:font-style-asian="normal" style:font-style-complex="normal" style:use-window-font-color="true"/>
    </style:style>
    <style:style style:name="P5" style:parent-style-name="Liststycke" style:family="paragraph"/>
    <style:style style:name="T6" style:parent-style-name="Starkbetoning" style:family="text">
      <style:text-properties fo:font-style="normal" style:font-style-asian="normal" style:font-style-complex="normal" style:use-window-font-color="true"/>
    </style:style>
    <style:style style:name="P7" style:parent-style-name="Liststycke" style:family="paragraph"/>
    <style:style style:name="T8" style:parent-style-name="Starkbetoning" style:family="text">
      <style:text-properties fo:font-style="normal" style:font-style-asian="normal" style:font-style-complex="normal" style:use-window-font-color="true"/>
    </style:style>
    <style:style style:name="P9" style:parent-style-name="Liststycke" style:family="paragraph"/>
    <style:style style:name="T10" style:parent-style-name="Starkbetoning" style:family="text">
      <style:text-properties fo:font-style="normal" style:font-style-asian="normal" style:font-style-complex="normal" style:use-window-font-color="true"/>
    </style:style>
    <style:style style:name="T11" style:parent-style-name="Starkbetoning" style:family="text">
      <style:text-properties fo:font-style="normal" style:font-style-asian="normal" style:font-style-complex="normal" style:use-window-font-color="true"/>
    </style:style>
    <style:style style:name="T12" style:parent-style-name="Starkbetoning" style:family="text">
      <style:text-properties fo:font-style="normal" style:font-style-asian="normal" style:font-style-complex="normal" style:use-window-font-color="true"/>
    </style:style>
    <style:style style:name="P13" style:parent-style-name="Normal" style:family="paragraph">
      <style:paragraph-properties fo:text-align="center"/>
      <style:text-properties fo:font-size="9pt" style:font-size-asian="9pt" style:font-size-complex="9pt"/>
    </style:style>
    <style:style style:name="T14" style:parent-style-name="Starkbetoning" style:family="text">
      <style:text-properties fo:font-style="normal" style:font-style-asian="normal" style:font-style-complex="normal" style:use-window-font-color="true"/>
    </style:style>
    <style:style style:name="P15" style:parent-style-name="Normal" style:family="paragraph">
      <style:paragraph-properties>
        <style:tab-stops>
          <style:tab-stop style:type="left" style:position="1.2708in"/>
          <style:tab-stop style:type="left" style:position="4.1597in"/>
        </style:tab-stops>
      </style:paragraph-properties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family="graphic" style:name="a0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Banken</text:p>
      <text:p text:style-name="Normal">Banken ska vi kunna komma in igenom<text:s/>ett lösenord<text:s/>och en användares namn. Man ska kunna spara pengar. Dra ut pengar och man ska kunna räkna ut hur mycket ränta man får om man sparar i ett antal år, man ska kunna söka efter de<text:s/>senaste betalningar man har genomför. Man ska kunna efter den dyraste fakturan som man har betalt.<text:s/></text:p>
      <text:p text:style-name="Normal"/>
      <text:h text:style-name="Rubrik2" text:outline-level="2">Skelettet:</text:h>
      <text:p text:style-name="Normal"/>
      <text:p text:style-name="Normal">Användaren ska ha<text:s/>ett välkommet brev. <text:s/>Sedan ska man matar in sitt användares namn och lösenordet. För att man ska logga in så ska man skapa ett<text:s/>konto.<text:s/></text:p>
      <text:p text:style-name="Normal"/>
      <text:p text:style-name="Normal"/>
      <text:p text:style-name="Normal"><text:span text:style-name="Starkbetoning">Hur ska man skapa ett konto:</text:span><text:span text:style-name="Starkbetoning"><text:line-break/></text:span>först skapar vi en lista. Där lagrar vi alla som ska skapa konto. <text:s/>Så vi har två variabler en int som är för lösenordet, och den andra för att lagra namn. <text:s/>En klass med egenskap och konst… ska vi ha<text:s/></text:p>
      <text:p text:style-name="Normal">Efter att man har<text:s/>lagrat in sig i listan. Då kan man skriva sitt används namn och lösenordet.</text:p>
      <text:p text:style-name="Normal">Så<text:s/>om används<text:s/>namn och lösenordet finns i listan då kommer man in till menyn. Annars så kommer man inget vart.<text:s/></text:p>
      <text:p text:style-name="Normal"><text:span text:style-name="Starkbetoning">När man laggar in:</text:span></text:p>
      <text:p text:style-name="Normal"><text:span text:style-name="T2">När man laggar in så användaren ska få en ny meny, där ska man välja mellan olika tjänster som man ska göra,<text:s/></text:span></text:p>
      <text:list text:style-name="LFO1" text:continue-numbering="true">
        <text:list-item>
          <text:p text:style-name="P3"><text:span text:style-name="T4">Sätta in pengar.<text:s/></text:span></text:p>
        </text:list-item>
        <text:list-item>
          <text:p text:style-name="P5"><text:span text:style-name="T6">Dra ut pengar.<text:s/></text:span></text:p>
        </text:list-item>
        <text:list-item>
          <text:p text:style-name="P7"><text:span text:style-name="T8">Räkna räntan man ska få om man ska spara pengar beroende på antal år man väljer att spara.</text:span></text:p>
        </text:list-item>
        <text:list-item>
          <text:p text:style-name="P9"><text:span text:style-name="T10">Kundtjänst.</text:span></text:p>
        </text:list-item>
      </text:list>
      <text:p text:style-name="Normal"><text:span text:style-name="T11">För att man ska logga in så ska vi behöva göra en kontroll om användaren finns i data passen. Annars så ska man få fel meddelande.<text:s/></text:span></text:p>
      <text:p text:style-name="Normal"><text:span text:style-name="T12">Kontrollen ska se ut så här:<text:s/></text:span></text:p>
      <text:p text:style-name="Normal"><draw:custom-shape svg:width="0.73611in" svg:height="0.36111in" draw:z-index="251660288" draw:id="id0" draw:style-name="a0" draw:transform="translate(-0.36806in -0.18056in) rotate(-3.14159) translate(1.37014in 0.80764in)" draw:name="Pil: böjd uppåt 2" text:anchor-type="paragraph"><svg:title/><svg:desc/><draw:enhanced-geometry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$2"/><draw:equation draw:name="f10" draw:formula="?f6 * ?f9 / 100000"/><draw:equation draw:name="f11" draw:formula="?f6 * ?f8 / 50000"/><draw:equation draw:name="f12" draw:formula="?f1 - ?f11"/><draw:equation draw:name="f13" draw:formula="?f6 * ?f8 / 100000"/><draw:equation draw:name="f14" draw:formula="?f1 - ?f13"/><draw:equation draw:name="f15" draw:formula="?f6 * ?f7 / 200000"/><draw:equation draw:name="f16" draw:formula="?f14 - ?f15"/><draw:equation draw:name="f17" draw:formula="?f14 + ?f15"/><draw:equation draw:name="f18" draw:formula="?f6 * ?f7 / 100000"/><draw:equation draw:name="f19" draw:formula="?f3 - ?f18"/><draw:equation draw:name="f20" draw:formula="?f17 / 2"/><draw:equation draw:name="f21" draw:formula="(?f19 + ?f3) / 2"/><draw:equation draw:name="f22" draw:formula="(?f10 + ?f3) / 2"/></draw:enhanced-geometry></draw:custom-shape><draw:custom-shape svg:x="1.70347in" svg:y="0.06458in" svg:width="2.15278in" svg:height="1.21528in" draw:z-index="251659264" draw:id="id1" draw:style-name="a1" draw:name="Romb 1" text:anchor-type="paragraph"><svg:title/><svg:desc/><text:p text:style-name="P13">Kolla om namnet och user finns i listan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text:span text:style-name="T14"><text:s/></text:span></text:p>
      <text:p text:style-name="P15"><draw:custom-shape svg:x="3.90486in" svg:y="0.78958in" svg:width="1.05556in" svg:height="0.74306in" draw:z-index="251664384" draw:id="id2" draw:style-name="a2" draw:name="Rektangel 4" text:anchor-type="paragraph"><svg:title/><svg:desc/><text:p text:style-name="P16">Skappa konto</text:p><draw:enhanced-geometry draw:type="non-primitive" svg:viewBox="0 0 21600 21600" draw:enhanced-path="M 0 0 L 21600 0 21600 21600 0 21600 Z N"/></draw:custom-shape><draw:custom-shape svg:x="3.80347in" svg:y="0.31597in" svg:width="0.73611in" svg:height="0.425in" draw:z-index="251663360" draw:id="id3" draw:style-name="a3" draw:name="Pil: böjd uppåt 2" text:anchor-type="paragraph"><svg:title/><svg:desc/><draw:enhanced-geometry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$2"/><draw:equation draw:name="f10" draw:formula="?f6 * ?f9 / 100000"/><draw:equation draw:name="f11" draw:formula="?f6 * ?f8 / 50000"/><draw:equation draw:name="f12" draw:formula="?f1 - ?f11"/><draw:equation draw:name="f13" draw:formula="?f6 * ?f8 / 100000"/><draw:equation draw:name="f14" draw:formula="?f1 - ?f13"/><draw:equation draw:name="f15" draw:formula="?f6 * ?f7 / 200000"/><draw:equation draw:name="f16" draw:formula="?f14 - ?f15"/><draw:equation draw:name="f17" draw:formula="?f14 + ?f15"/><draw:equation draw:name="f18" draw:formula="?f6 * ?f7 / 100000"/><draw:equation draw:name="f19" draw:formula="?f3 - ?f18"/><draw:equation draw:name="f20" draw:formula="?f17 / 2"/><draw:equation draw:name="f21" draw:formula="(?f19 + ?f3) / 2"/><draw:equation draw:name="f22" draw:formula="(?f10 + ?f3) / 2"/></draw:enhanced-geometry></draw:custom-shape><draw:custom-shape svg:x="0.57153in" svg:y="0.72014in" svg:width="1.03472in" svg:height="0.71528in" draw:z-index="251661312" draw:id="id4" draw:style-name="a4" draw:name="Rektangel 3" text:anchor-type="paragraph"><svg:title/><svg:desc/><text:p text:style-name="P17">Visa meny</text:p><draw:enhanced-geometry draw:type="non-primitive" svg:viewBox="0 0 21600 21600" draw:enhanced-path="M 0 0 L 21600 0 21600 21600 0 21600 Z N"/></draw:custom-shape><text:tab/>yes<text:tab/>N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4472C4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mar ogaili</meta:initial-creator>
    <dc:creator>omar ogaili</dc:creator>
    <meta:creation-date>2023-09-30T12:15:00Z</meta:creation-date>
    <dc:date>2023-10-01T14:48:00Z</dc:date>
    <meta:template xlink:href="Normal.dotm" xlink:type="simple"/>
    <meta:editing-cycles>2</meta:editing-cycles>
    <meta:editing-duration>PT5880S</meta:editing-duration>
    <meta:document-statistic meta:page-count="1" meta:paragraph-count="2" meta:word-count="218" meta:character-count="1376" meta:row-count="9" meta:non-whitespace-character-count="1160"/>
  </office:meta>
</office:document-meta>
</file>